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D000000FA35A8F043.jpg"/>
  <manifest:file-entry manifest:media-type="image/jpeg" manifest:full-path="Pictures/10000000000000FA0000014D4DDBB501.jpg"/>
  <manifest:file-entry manifest:media-type="image/jpeg" manifest:full-path="Pictures/10000000000000FA000000FA746226C3.jpg"/>
  <manifest:file-entry manifest:media-type="image/jpeg" manifest:full-path="Pictures/10000000000000FA000000FA42DEAAEE.jpg"/>
  <manifest:file-entry manifest:media-type="image/jpeg" manifest:full-path="Pictures/10000000000000FA000000FADC44425E.jpg"/>
  <manifest:file-entry manifest:media-type="image/jpeg" manifest:full-path="Pictures/100000000000014D000000FAB0B78606.jpg"/>
  <manifest:file-entry manifest:media-type="image/jpeg" manifest:full-path="Pictures/10000000000000FA000000FA6281A367.jpg"/>
  <manifest:file-entry manifest:media-type="image/jpeg" manifest:full-path="Pictures/10000000000000FA000000FAE5ED7057.jpg"/>
  <manifest:file-entry manifest:media-type="image/jpeg" manifest:full-path="Pictures/10000000000000FA000000FA84AFF7E1.jpg"/>
  <manifest:file-entry manifest:media-type="image/jpeg" manifest:full-path="Pictures/10000000000000FA000000FA23517BDA.jpg"/>
  <manifest:file-entry manifest:media-type="image/jpeg" manifest:full-path="Pictures/10000000000000FA0000014D7C1EFB6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svg:stroke-width="0.05cm" draw:marker-start-width="0.275cm" draw:marker-end-width="0.275cm" draw:fill="solid" draw:fill-color="#ffff99" draw:textarea-horizontal-align="center" draw:textarea-vertical-align="middle" fo:padding-top="0.15cm" fo:padding-bottom="0.15cm" fo:padding-left="0.275cm" fo:padding-right="0.275cm"/>
    </style:style>
    <style:style style:name="gr6" style:family="graphic" style:parent-style-name="objectwithoutfill">
      <style:graphic-properties draw:stroke="dash" draw:stroke-dash="_33__20_Dashes_20_3_20_Dots_20__28_var_29_" svg:stroke-width="0.05cm" svg:stroke-color="#0000ff" draw:fill="none" draw:textarea-horizontal-align="center" draw:textarea-vertical-align="middle" fo:padding-top="0.15cm" fo:padding-bottom="0.15cm" fo:padding-left="0.275cm" fo:padding-right="0.275cm"/>
    </style:style>
    <style:style style:name="gr7" style:family="graphic" style:parent-style-name="objectwithoutfill">
      <style:graphic-properties draw:stroke="dash" draw:stroke-dash="_33__20_Dashes_20_3_20_Dots_20__28_var_29_" svg:stroke-width="0.05cm" svg:stroke-color="#ff0000" draw:fill="none" draw:textarea-horizontal-align="center" draw:textarea-vertical-align="middle" fo:padding-top="0.15cm" fo:padding-bottom="0.15cm" fo:padding-left="0.275cm" fo:padding-right="0.275cm"/>
    </style:style>
    <style:style style:name="gr8" style:family="graphic" style:parent-style-name="objectwithoutfill">
      <style:graphic-properties draw:stroke="dash" draw:stroke-dash="_33__20_Dashes_20_3_20_Dots_20__28_var_29_" svg:stroke-width="0.05cm" svg:stroke-color="#00ff00" draw:fill="none"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family="'Times New Roman'" style:font-style-name="Standard" style:font-family-generic="roman" style:font-pitch="variable" fo:font-size="12pt" style:font-size-asian="18pt" style:font-size-complex="18pt"/>
    </style:style>
    <style:style style:name="P3" style:family="paragraph">
      <style:text-properties fo:font-family="'Times New Roman'" style:font-family-generic="roman" style:font-pitch="variable"/>
    </style:style>
    <style:style style:name="T1" style:family="text">
      <style:text-properties fo:font-family="'Times New Roman'" style:font-style-name="Standard" style:font-family-generic="roman" style:font-pitch="variable" fo:font-size="12pt" fo:language="en" fo:country="US" style:font-size-asian="18pt" style:language-asian="en" style:country-asian="US" style:font-size-complex="18pt"/>
    </style:style>
    <style:style style:name="T2" style:family="text">
      <style:text-properties fo:font-family="'Times New Roman'"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4cm" svg:height="0.734cm" svg:x="29.7cm" svg:y="5.5cm">
          <draw:text-box>
            <text:p text:style-name="P1"><text:span text:style-name="T1">Mobilfunkantenne</text:span></text:p>
          </draw:text-box>
        </draw:frame>
        <draw:line draw:style-name="gr2" draw:text-style-name="P1" draw:layer="layout" svg:x1="0.85cm" svg:y1="20cm" svg:x2="12.85cm" svg:y2="11.5cm">
          <text:p/>
        </draw:line>
        <draw:line draw:style-name="gr2" draw:text-style-name="P1" draw:layer="layout" svg:x1="16.85cm" svg:y1="11.5cm" svg:x2="28.85cm" svg:y2="20cm">
          <text:p/>
        </draw:line>
        <draw:line draw:style-name="gr2" draw:text-style-name="P1" draw:layer="layout" svg:x1="16.85cm" svg:y1="9.5cm" svg:x2="28.85cm" svg:y2="1cm">
          <text:p/>
        </draw:line>
        <draw:line draw:style-name="gr2" draw:text-style-name="P1" draw:layer="layout" svg:x1="0.85cm" svg:y1="1cm" svg:x2="12.85cm" svg:y2="9.5cm">
          <text:p/>
        </draw:line>
        <draw:line draw:style-name="gr3" draw:text-style-name="P1" draw:layer="layout" svg:x1="16.85cm" svg:y1="9.5cm" svg:x2="16.85cm" svg:y2="11.5cm">
          <text:p/>
        </draw:line>
        <draw:line draw:style-name="gr3" draw:text-style-name="P1" draw:layer="layout" svg:x1="12.85cm" svg:y1="9.5cm" svg:x2="12.85cm" svg:y2="11.5cm">
          <text:p/>
        </draw:line>
        <draw:line draw:style-name="gr3" draw:text-style-name="P1" draw:layer="layout" svg:x1="12.85cm" svg:y1="9.5cm" svg:x2="14.85cm" svg:y2="8.5cm">
          <text:p/>
        </draw:line>
        <draw:line draw:style-name="gr3" draw:text-style-name="P1" draw:layer="layout" svg:x1="12.85cm" svg:y1="11.5cm" svg:x2="14.85cm" svg:y2="12.5cm">
          <text:p/>
        </draw:line>
        <draw:line draw:style-name="gr3" draw:text-style-name="P1" draw:layer="layout" svg:x1="16.85cm" svg:y1="9.5cm" svg:x2="14.85cm" svg:y2="8.5cm">
          <text:p/>
        </draw:line>
        <draw:line draw:style-name="gr3" draw:text-style-name="P1" draw:layer="layout" svg:x1="14.85cm" svg:y1="12.5cm" svg:x2="16.85cm" svg:y2="11.5cm">
          <text:p/>
        </draw:line>
        <draw:rect draw:style-name="gr4" draw:text-style-name="P1" draw:layer="layout" svg:width="2.5cm" svg:height="2.5cm" svg:x="2.35cm" svg:y="6.5cm">
          <text:p text:style-name="P1">1</text:p>
        </draw:rect>
        <draw:rect draw:style-name="gr4" draw:text-style-name="P1" draw:layer="layout" svg:width="2.5cm" svg:height="2.5cm" svg:x="2.35cm" svg:y="9cm">
          <text:p text:style-name="P1">2</text:p>
        </draw:rect>
        <draw:rect draw:style-name="gr4" draw:text-style-name="P1" draw:layer="layout" svg:width="2.5cm" svg:height="2.5cm" svg:x="12.35cm" svg:y="14.5cm">
          <text:p text:style-name="P1">4</text:p>
        </draw:rect>
        <draw:rect draw:style-name="gr4" draw:text-style-name="P1" draw:layer="layout" svg:width="2.5cm" svg:height="2.5cm" svg:x="12.35cm" svg:y="17cm">
          <text:p text:style-name="P1">5</text:p>
        </draw:rect>
        <draw:rect draw:style-name="gr4" draw:text-style-name="P1" draw:layer="layout" svg:width="2.5cm" svg:height="2.5cm" svg:x="22.35cm" svg:y="9cm">
          <text:p text:style-name="P1">7</text:p>
        </draw:rect>
        <draw:rect draw:style-name="gr4" draw:text-style-name="P1" draw:layer="layout" svg:width="2.5cm" svg:height="2.5cm" svg:x="22.35cm" svg:y="11.5cm">
          <text:p text:style-name="P1">6</text:p>
        </draw:rect>
        <draw:rect draw:style-name="gr4" draw:text-style-name="P1" draw:layer="layout" svg:width="2.5cm" svg:height="2.5cm" svg:x="13.6cm" svg:y="6cm">
          <text:p text:style-name="P1">9</text:p>
        </draw:rect>
        <draw:rect draw:style-name="gr4" draw:text-style-name="P1" draw:layer="layout" svg:width="2.5cm" svg:height="2.5cm" svg:x="8.85cm" svg:y="1.5cm">
          <text:p text:style-name="P1">11</text:p>
        </draw:rect>
        <draw:rect draw:style-name="gr4" draw:text-style-name="P1" draw:layer="layout" svg:width="2.5cm" svg:height="2.5cm" svg:x="18.35cm" svg:y="1.5cm">
          <text:p text:style-name="P1">10</text:p>
        </draw:rect>
        <draw:rect draw:style-name="gr4" draw:text-style-name="P1" draw:layer="layout" svg:width="2.5cm" svg:height="2.5cm" svg:x="5.35cm" svg:y="12cm">
          <text:p text:style-name="P1">3</text:p>
        </draw:rect>
        <draw:rect draw:style-name="gr4" draw:text-style-name="P1" draw:layer="layout" svg:width="2.5cm" svg:height="2.5cm" svg:x="23.35cm" svg:y="4.5cm">
          <text:p text:style-name="P1">8</text:p>
        </draw:rect>
        <draw:line draw:style-name="gr5" draw:text-style-name="P1" draw:layer="layout" svg:x1="5.05cm" svg:y1="10cm" svg:x2="7.05cm" svg:y2="10cm">
          <text:p text:style-name="P1"/>
          <text:p text:style-name="P1">c</text:p>
        </draw:line>
        <draw:line draw:style-name="gr5" draw:text-style-name="P1" draw:layer="layout" svg:x1="5.05cm" svg:y1="8cm" svg:x2="7.05cm" svg:y2="8cm">
          <text:p text:style-name="P1"/>
          <text:p text:style-name="P1">b</text:p>
        </draw:line>
        <draw:line draw:style-name="gr5" draw:text-style-name="P1" draw:layer="layout" svg:x1="3.15cm" svg:y1="13.5cm" svg:x2="5.15cm" svg:y2="13.5cm">
          <text:p text:style-name="P1"/>
          <text:p text:style-name="P1">d</text:p>
        </draw:line>
        <draw:line draw:style-name="gr5" draw:text-style-name="P1" draw:layer="layout" svg:x1="15.05cm" svg:y1="16cm" svg:x2="17.05cm" svg:y2="16cm">
          <text:p text:style-name="P1"/>
          <text:p text:style-name="P1">f</text:p>
        </draw:line>
        <draw:line draw:style-name="gr5" draw:text-style-name="P1" draw:layer="layout" svg:x1="15.05cm" svg:y1="18cm" svg:x2="17.05cm" svg:y2="18cm">
          <text:p text:style-name="P1"/>
          <text:p text:style-name="P1">g</text:p>
        </draw:line>
        <draw:line draw:style-name="gr5" draw:text-style-name="P1" draw:layer="layout" svg:x1="25.05cm" svg:y1="12.5cm" svg:x2="27.05cm" svg:y2="12.5cm">
          <text:p text:style-name="P1"/>
          <text:p text:style-name="P1">i</text:p>
        </draw:line>
        <draw:line draw:style-name="gr5" draw:text-style-name="P1" draw:layer="layout" svg:x1="25.05cm" svg:y1="10.5cm" svg:x2="27.05cm" svg:y2="10.5cm">
          <text:p text:style-name="P1"/>
          <text:p text:style-name="P1">j</text:p>
        </draw:line>
        <draw:line draw:style-name="gr5" draw:text-style-name="P1" draw:layer="layout" svg:x1="26.05cm" svg:y1="5.5cm" svg:x2="28.05cm" svg:y2="5.5cm">
          <text:p text:style-name="P1"/>
          <text:p text:style-name="P1">k</text:p>
        </draw:line>
        <draw:line draw:style-name="gr5" draw:text-style-name="P1" draw:layer="layout" svg:x1="6.65cm" svg:y1="2.5cm" svg:x2="8.65cm" svg:y2="2.5cm">
          <text:p text:style-name="P1"/>
          <text:p text:style-name="P1">o</text:p>
        </draw:line>
        <draw:line draw:style-name="gr5" draw:text-style-name="P1" draw:layer="layout" svg:x1="21.05cm" svg:y1="2.5cm" svg:x2="23.05cm" svg:y2="2.5cm">
          <text:p text:style-name="P1"/>
          <text:p text:style-name="P1">n</text:p>
        </draw:line>
        <draw:line draw:style-name="gr5" draw:text-style-name="P1" draw:layer="layout" svg:x1="12.15cm" svg:y1="5.5cm" svg:x2="14.15cm" svg:y2="5.5cm">
          <text:p text:style-name="P1"/>
          <text:p text:style-name="P1">m</text:p>
        </draw:line>
        <draw:line draw:style-name="gr5" draw:text-style-name="P1" draw:layer="layout" svg:x1="15.55cm" svg:y1="5.5cm" svg:x2="17.55cm" svg:y2="5.5cm">
          <text:p text:style-name="P1"/>
          <text:p text:style-name="P1"/>
          <text:p text:style-name="P1">l</text:p>
          <text:p text:style-name="P1"/>
        </draw:line>
        <draw:line draw:style-name="gr5" draw:text-style-name="P1" draw:layer="layout" svg:x1="4.85cm" svg:y1="19cm" svg:x2="6.85cm" svg:y2="19cm">
          <text:p text:style-name="P1"/>
          <text:p text:style-name="P1">e</text:p>
        </draw:line>
        <draw:line draw:style-name="gr5" draw:text-style-name="P1" draw:layer="layout" svg:x1="24.85cm" svg:y1="16cm" svg:x2="26.85cm" svg:y2="16cm">
          <text:p text:style-name="P1"/>
          <text:p text:style-name="P1">h</text:p>
        </draw:line>
        <draw:line draw:style-name="gr5" draw:text-style-name="P1" draw:layer="layout" svg:x1="1.85cm" svg:y1="5cm" svg:x2="3.85cm" svg:y2="5cm">
          <text:p text:style-name="P1"/>
          <text:p text:style-name="P1">a</text:p>
        </draw:line>
        <draw:path draw:style-name="gr6" draw:text-style-name="P1" draw:layer="layout" svg:width="10.039cm" svg:height="4.754cm" draw:transform="rotate (-0.218689755276034) translate (5.92348031307683cm 6.46679466862066cm)" svg:viewBox="0 0 10040 4755" svg:d="m0 14810c269-23 541-44 813-27s538-13 800-76c250-59 503-116 756-168 281-56 525-192 812-257 303-68 578-124 888-146 284-20 534-45 796-100 270-57 541-107 815-131 260-23 505-96 766-119 283-25 561-115 844-111 266 4 521-32 778-70 255-39 523-54 755-168 285-140 497-397 771-555 285-163 429-475 445-763 14-259-140-502-144-761-5-266-127-502-192-750l-108-257-127-228-41-68">
          <text:p/>
        </draw:path>
        <draw:path draw:style-name="gr7" draw:text-style-name="P1" draw:layer="layout" svg:width="3.54cm" svg:height="10.185cm" draw:transform="rotate (3.1415926535892) translate (14.5020000000907cm 18.7475977111098cm)" svg:viewBox="0 0 3541 10186" svg:d="m2247-37494c293-7 591 6 873 100 384 128 274 496 375 774 97 267 6 567 25 848 18 261-41 513-25 774 16 266 48 538 0 799-50 273-13 536-75 799-72 307-242 595-524 773-287 182-642 304-824 599-169 274-349 503-499 799-137 272-196 548-400 774-207 230-76 582-299 799-235 229-168 525-350 798-158 237-247 509-349 774l-50 275-75 299-50 200">
          <text:p/>
        </draw:path>
        <draw:path draw:style-name="gr8" draw:text-style-name="P1" draw:layer="layout" svg:width="7.425cm" svg:height="4.692cm" draw:transform="rotate (3.1415926535892) translate (22.289cm 13.205cm)" svg:viewBox="0 0 7426 4693" svg:d="m0-26410c292 9 583 86 873 50 275-34 533 117 799 75 290-46 500 156 774 150 286-6 557 65 848 75s550 176 849 200c289 23 541 216 824 274 315 65 615 145 898 275 280 129 568 16 824 274 223 225 415 460 499 749 74 256 157 511 200 774 42 257 47 517 25 774-23 269 4 534-50 798l-50 225">
          <text:p/>
        </draw:path>
        <draw:frame draw:style-name="gr9" draw:text-style-name="P3" draw:layer="layout" svg:width="5.451cm" svg:height="0.971cm" svg:x="12.15cm" svg:y="1.1cm">
          <draw:text-box>
            <text:p><text:span text:style-name="T2">Mobilfunk - Puzzle</text:span></text:p>
          </draw:text-box>
        </draw:frame>
        <draw:frame draw:style-name="gr10" draw:text-style-name="P1" draw:layer="layout" svg:width="2.5cm" svg:height="2.5cm" svg:x="-2.5cm" svg:y="12cm">
          <draw:image xlink:href="Pictures/10000000000000FA000000FA42DEAAEE.jpg" xlink:type="simple" xlink:show="embed" xlink:actuate="onLoad">
            <text:p/>
          </draw:image>
        </draw:frame>
        <draw:frame draw:style-name="gr10" draw:text-style-name="P1" draw:layer="layout" svg:width="2.5cm" svg:height="2.5cm" svg:x="-3.15cm" svg:y="12cm">
          <draw:image xlink:href="Pictures/10000000000000FA000000FADC44425E.jpg" xlink:type="simple" xlink:show="embed" xlink:actuate="onLoad">
            <text:p/>
          </draw:image>
        </draw:frame>
        <draw:frame draw:style-name="gr10" draw:text-style-name="P1" draw:layer="layout" svg:width="3.33cm" svg:height="2.5cm" svg:x="-3.33cm" svg:y="6cm">
          <draw:image xlink:href="Pictures/100000000000014D000000FAB0B78606.jpg" xlink:type="simple" xlink:show="embed" xlink:actuate="onLoad">
            <text:p/>
          </draw:image>
        </draw:frame>
        <draw:frame draw:style-name="gr10" draw:text-style-name="P1" draw:layer="layout" svg:width="2.5cm" svg:height="2.5cm" svg:x="-2.5cm" svg:y="9cm">
          <draw:image xlink:href="Pictures/10000000000000FA000000FA6281A367.jpg" xlink:type="simple" xlink:show="embed" xlink:actuate="onLoad">
            <text:p/>
          </draw:image>
        </draw:frame>
        <draw:frame draw:style-name="gr10" draw:text-style-name="P1" draw:layer="layout" svg:width="2.5cm" svg:height="2.5cm" svg:x="-3.65cm" svg:y="9cm">
          <draw:image xlink:href="Pictures/10000000000000FA000000FAE5ED7057.jpg" xlink:type="simple" xlink:show="embed" xlink:actuate="onLoad">
            <text:p/>
          </draw:image>
        </draw:frame>
        <draw:frame draw:style-name="gr10" draw:text-style-name="P1" draw:layer="layout" svg:width="2.5cm" svg:height="2.5cm" svg:x="-2.5cm" svg:y="0cm">
          <draw:image xlink:href="Pictures/10000000000000FA000000FA23517BDA.jpg" xlink:type="simple" xlink:show="embed" xlink:actuate="onLoad">
            <text:p/>
          </draw:image>
        </draw:frame>
        <draw:frame draw:style-name="gr10" draw:text-style-name="P1" draw:layer="layout" svg:width="2.5cm" svg:height="2.5cm" svg:x="-3.15cm" svg:y="0cm">
          <draw:image xlink:href="Pictures/10000000000000FA000000FA84AFF7E1.jpg" xlink:type="simple" xlink:show="embed" xlink:actuate="onLoad">
            <text:p/>
          </draw:image>
        </draw:frame>
        <draw:frame draw:style-name="gr10" draw:text-style-name="P1" draw:layer="layout" svg:width="2.5cm" svg:height="3.33cm" svg:x="-2.5cm" svg:y="2.5cm">
          <draw:image xlink:href="Pictures/10000000000000FA0000014D4DDBB501.jpg" xlink:type="simple" xlink:show="embed" xlink:actuate="onLoad">
            <text:p/>
          </draw:image>
        </draw:frame>
        <draw:frame draw:style-name="gr10" draw:text-style-name="P1" draw:layer="layout" svg:width="3.33cm" svg:height="2.5cm" svg:x="-3.65cm" svg:y="3cm">
          <draw:image xlink:href="Pictures/100000000000014D000000FA35A8F043.jpg" xlink:type="simple" xlink:show="embed" xlink:actuate="onLoad">
            <text:p/>
          </draw:image>
        </draw:frame>
        <draw:frame draw:style-name="gr1" draw:text-style-name="P2" draw:layer="layout" svg:width="4cm" svg:height="0.734cm" svg:x="29.7cm" svg:y="4.5cm">
          <draw:text-box>
            <text:p text:style-name="P1"><text:span text:style-name="T1">Mobilfunkantenne</text:span></text:p>
          </draw:text-box>
        </draw:frame>
        <draw:frame draw:style-name="gr1" draw:text-style-name="P2" draw:layer="layout" svg:width="2.5cm" svg:height="0.734cm" svg:x="29.635cm" svg:y="0.446cm">
          <draw:text-box>
            <text:p text:style-name="P1"><text:span text:style-name="T1">Funkzelle</text:span></text:p>
          </draw:text-box>
        </draw:frame>
        <draw:frame draw:style-name="gr1" draw:text-style-name="P2" draw:layer="layout" svg:width="4cm" svg:height="0.734cm" svg:x="29.7cm" svg:y="3.5cm">
          <draw:text-box>
            <text:p text:style-name="P1"><text:span text:style-name="T1">Mobilfunkantenne</text:span></text:p>
          </draw:text-box>
        </draw:frame>
        <draw:frame draw:style-name="gr1" draw:text-style-name="P2" draw:layer="layout" svg:width="2.5cm" svg:height="0.734cm" svg:x="29.635cm" svg:y="2.446cm">
          <draw:text-box>
            <text:p text:style-name="P1"><text:span text:style-name="T1">Funkzelle</text:span></text:p>
          </draw:text-box>
        </draw:frame>
        <draw:frame draw:style-name="gr1" draw:text-style-name="P2" draw:layer="layout" svg:width="2.5cm" svg:height="0.734cm" svg:x="29.635cm" svg:y="1.446cm">
          <draw:text-box>
            <text:p text:style-name="P1"><text:span text:style-name="T1">Funkzelle</text:span></text:p>
          </draw:text-box>
        </draw:frame>
        <draw:frame draw:style-name="gr1" draw:text-style-name="P2" draw:layer="layout" svg:width="3cm" svg:height="0.734cm" svg:x="29.85cm" svg:y="6.5cm">
          <draw:text-box>
            <text:p text:style-name="P1"><text:span text:style-name="T1">Basisstation</text:span></text:p>
          </draw:text-box>
        </draw:frame>
        <draw:frame draw:style-name="gr1" draw:text-style-name="P2" draw:layer="layout" svg:width="3cm" svg:height="0.734cm" svg:x="29.85cm" svg:y="8.5cm">
          <draw:text-box>
            <text:p text:style-name="P1"><text:span text:style-name="T1">Basisstation</text:span></text:p>
          </draw:text-box>
        </draw:frame>
        <draw:frame draw:style-name="gr1" draw:text-style-name="P2" draw:layer="layout" svg:width="3cm" svg:height="0.734cm" svg:x="29.85cm" svg:y="7.5cm">
          <draw:text-box>
            <text:p text:style-name="P1"><text:span text:style-name="T1">Basisstation</text:span></text:p>
          </draw:text-box>
        </draw:frame>
        <draw:frame draw:style-name="gr1" draw:text-style-name="P2" draw:layer="layout" svg:width="3cm" svg:height="0.734cm" svg:x="29.85cm" svg:y="9.5cm">
          <draw:text-box>
            <text:p text:style-name="P1"><text:span text:style-name="T1">Handy (Bob)</text:span></text:p>
          </draw:text-box>
        </draw:frame>
        <draw:frame draw:style-name="gr1" draw:text-style-name="P2" draw:layer="layout" svg:width="3cm" svg:height="0.734cm" svg:x="29.85cm" svg:y="10.5cm">
          <draw:text-box>
            <text:p text:style-name="P1"><text:span text:style-name="T1">Handy (Alice)</text:span></text:p>
          </draw:text-box>
        </draw:frame>
        <draw:frame draw:style-name="gr1" draw:text-style-name="P2" draw:layer="layout" svg:width="2.5cm" svg:height="0.734cm" svg:x="29.85cm" svg:y="11.5cm">
          <draw:text-box>
            <text:p text:style-name="P1"><text:span text:style-name="T1">Festnetz</text:span></text:p>
          </draw:text-box>
        </draw:frame>
        <draw:frame draw:style-name="gr1" draw:text-style-name="P2" draw:layer="layout" svg:width="4cm" svg:height="0.734cm" svg:x="29.7cm" svg:y="13.266cm">
          <draw:text-box>
            <text:p text:style-name="P1"><text:span text:style-name="T1">Vermittlungsstelle</text:span></text:p>
          </draw:text-box>
        </draw:frame>
        <draw:frame draw:style-name="gr1" draw:text-style-name="P2" draw:layer="layout" svg:width="4cm" svg:height="0.734cm" svg:x="29.7cm" svg:y="14.266cm">
          <draw:text-box>
            <text:p text:style-name="P1"><text:span text:style-name="T1">HLR (Datenbank)</text:span></text:p>
          </draw:text-box>
        </draw:frame>
        <draw:frame draw:style-name="gr1" draw:text-style-name="P2" draw:layer="layout" svg:width="2.5cm" svg:height="0.734cm" svg:x="29.85cm" svg:y="12.266cm">
          <draw:text-box>
            <text:p text:style-name="P1"><text:span text:style-name="T1">Internet</text:span></text:p>
          </draw:text-box>
        </draw:frame>
        <draw:frame draw:style-name="gr10" draw:text-style-name="P1" draw:layer="layout" svg:width="2.5cm" svg:height="2.5cm" svg:x="-3.65cm" svg:y="0cm">
          <draw:image xlink:href="Pictures/10000000000000FA000000FA746226C3.jpg" xlink:type="simple" xlink:show="embed" xlink:actuate="onLoad">
            <text:p/>
          </draw:image>
        </draw:frame>
        <draw:frame draw:style-name="gr10" draw:text-style-name="P1" draw:layer="layout" svg:width="2.5cm" svg:height="3.33cm" svg:x="-4.15cm" svg:y="2.5cm">
          <draw:image xlink:href="Pictures/10000000000000FA0000014D7C1EFB62.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3__20_Dashes_20_3_20_Dots_20__28_var_29_" draw:display-name="3 Dashes 3 Dots (var)" draw:style="rect" draw:dots1="3" draw:dots1-length="197%" draw:dots2="3" draw:distance="1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0.85cm" fo:margin-right="0.8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6-10T23:41:10.39</meta:creation-date>
    <dc:date>2012-08-29T03:07:38.56</dc:date>
    <meta:editing-duration>PT00H47M13S</meta:editing-duration>
    <meta:editing-cycles>15</meta:editing-cycles>
    <meta:generator>OpenOffice.org/3.2$Win32 OpenOffice.org_project/320m18$Build-9502</meta:generator>
    <meta:document-statistic meta:object-count="66"/>
  </office:meta>
</office:document-meta>
</file>